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Italic" style:font-family-generic="roman" style:font-pitch="variable"/>
    <style:font-face style:name="Noto Serif CJK SC Light1" svg:font-family="'Noto Serif CJK SC Light'" style:font-adornments="Regular" style:font-family-generic="roman" style:font-pitch="variable"/>
    <style:font-face style:name="Noto Serif1" svg:font-family="'Noto Serif'" style:font-adornments="Italic" style:font-family-generic="roman" style:font-pitch="variable"/>
    <style:font-face style:name="Noto Serif2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paragraph-properties fo:margin-top="0in" fo:margin-bottom="0in" style:contextual-spacing="false"/>
      <style:text-properties officeooo:paragraph-rsid="00245a09"/>
    </style:style>
    <style:style style:name="P8" style:family="paragraph" style:parent-style-name="Frame_20_contents">
      <style:paragraph-properties fo:margin-top="0in" fo:margin-bottom="0in" style:contextual-spacing="false" fo:break-before="page"/>
      <style:text-properties officeooo:paragraph-rsid="00245a09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 officeooo:paragraph-rsid="00245a09"/>
    </style:style>
    <style:style style:name="P10" style:family="paragraph" style:parent-style-name="Frame_20_contents">
      <style:paragraph-properties fo:margin-top="0in" fo:margin-bottom="0in" style:contextual-spacing="false"/>
      <style:text-properties fo:color="#808080" loext:opacity="100%"/>
    </style:style>
    <style:style style:name="P11" style:family="paragraph" style:parent-style-name="Frame_20_contents">
      <style:paragraph-properties fo:margin-top="0in" fo:margin-bottom="0in" style:contextual-spacing="false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4">
      <style:paragraph-properties fo:break-before="page"/>
      <style:text-properties officeooo:paragraph-rsid="00245a09"/>
    </style:style>
    <style:style style:name="P14" style:family="paragraph" style:parent-style-name="Heading_20_4">
      <style:text-properties officeooo:paragraph-rsid="00245a09"/>
    </style:style>
    <style:style style:name="P15" style:family="paragraph" style:parent-style-name="Text_20_body">
      <style:text-properties officeooo:rsid="00245a09" officeooo:paragraph-rsid="00245a09"/>
    </style:style>
    <style:style style:name="P16" style:family="paragraph" style:parent-style-name="Text_20_body">
      <style:text-properties officeooo:paragraph-rsid="00245a09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45a0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245a09"/>
    </style:style>
    <style:style style:name="T10" style:family="text">
      <style:text-properties fo:color="#80808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Understanding Shelling Nightmare</text:h>
      <text:p text:style-name="P16">The most headache problem is to make both Powershell and POSIX Shell <text:span text:style-name="T9">into a single </text:span>same pattern <text:span text:style-name="T9">with</text:span> same context like a human language i18n translation feature. It’s like trying to marry water <text:span text:style-name="T9">(POSIX Shell)</text:span> with oil <text:span text:style-name="T9">(PowerShell)</text:span> working in the same way: <text:span text:style-name="T5">they don’t mix</text:span>. Let’s review some of the cases encountered during the development of AutomataCI.</text:p>
      <text:p text:style-name="P16"/>
      <text:h text:style-name="Heading_20_4" text:outline-level="4">PowerShell – <text:span text:style-name="T9">Way </text:span>Too Many Feedback <text:span text:style-name="T9">Channels</text:span></text:h>
      <text:p text:style-name="Text_20_body">In POSIX Shell, all commands only has to check against $? variable that contain last execution status. PowerShell also however, has too many ways and too many ambiguous manners to check, it’s hard to consistently check each of them (at least 5 combinations of probable cases depending on the command). Here’s a <text:span text:style-name="T9">simple case study (see next page).</text:span></text:p>
      <text:p text:style-name="P8"><text:span text:style-name="T10"># POSIX</text:span></text:p>
      <text:p text:style-name="P9">some_command “…”</text:p>
      <text:p text:style-name="P7">if [ $? -ne 0 ]; then</text:p>
      <text:p text:style-name="P7"><text:tab/><text:span text:style-name="T9"># handles error</text:span></text:p>
      <text:p text:style-name="P7"><text:tab/>exit 1</text:p>
      <text:p text:style-name="P7">f<text:span text:style-name="T9">i</text:span></text:p>
      <text:p text:style-name="P15">Versus:</text:p>
      <text:p text:style-name="P7"><text:span text:style-name="T10"># POWERSHELL TYPE 1 (4 possibilities for 1 single command)</text:span></text:p>
      <text:p text:style-name="P7">try {</text:p>
      <text:p text:style-name="P7"><text:tab/>$__output = Invoke-Expression “some_command `”...`””</text:p>
      <text:p text:style-name="P7"><text:tab/>if (($LASTEXITCODE -ne 0) -or ($? -ne 0) -or (-not $__output)) {</text:p>
      <text:p text:style-name="P7"><text:tab/><text:tab/>exit 1</text:p>
      <text:p text:style-name="P7"><text:tab/>}</text:p>
      <text:p text:style-name="P7">} catch {</text:p>
      <text:p text:style-name="P7"><text:tab/># definitely error. Handle it. </text:p>
      <text:p text:style-name="P7">}</text:p>
      <text:p text:style-name="P7"/>
      <text:p text:style-name="P7"><text:span text:style-name="T10"># POWERSHELL TYPE 2 (another 1 possibility is via object-oriented method) </text:span>$__process = <text:span text:style-name="T10">Start-Process `</text:span></text:p>
      <text:p text:style-name="P9"><text:tab/>-Wait `</text:p>
      <text:p text:style-name="P9"><text:tab/>-FilePath "$__program" `</text:p>
      <text:p text:style-name="P9"><text:tab/>-NoNewWindow `</text:p>
      <text:p text:style-name="P9"><text:tab/>-ArgumentList "$__arguments" `</text:p>
      <text:p text:style-name="P9"><text:tab/>-PassThru</text:p>
      <text:p text:style-name="P7">if (<text:span text:style-name="T5">$__process.ExitCode</text:span> -ne 0) {</text:p>
      <text:p text:style-name="P7"><text:tab/><text:span text:style-name="T9"># handle error</text:span></text:p>
      <text:p text:style-name="P7"><text:tab/>exit 1</text:p>
      <text:p text:style-name="P7">}</text:p>
      <text:p text:style-name="Text_20_body"/>
      <text:h text:style-name="P13" text:outline-level="4">PowerShell – <text:span text:style-name="T9">Return is Not Return</text:span></text:h>
      <text:p text:style-name="P16">The worst of all – PowerShell’s return is not behaving as commonly expected. In POSIX <text:span text:style-name="T9">S</text:span>hell, return always set the numeric value for <text:span text:style-name="T2">$?</text:span> variable. PowerShell returns everything inside the function output so you need to redirect every single command’s output or status values into $null in order to get a clean <text:span text:style-name="T2">$?</text:span> similar pattern.</text:p>
      <text:p text:style-name="P10">function OUTPUT-Function-Name {</text:p>
      <text:p text:style-name="P9"><text:tab/>Invoke-Expression “dir”</text:p>
      <text:p text:style-name="P7"><text:tab/>return 0</text:p>
      <text:p text:style-name="P11">}</text:p>
      <text:p text:style-name="P11"/>
      <text:p text:style-name="P11">$__output = OUTPUT-Function-Name (Get-Location)</text:p>
      <text:p text:style-name="P9"># <text:span text:style-name="T5">$__output is not 0</text:span>; it’s the “<text:span text:style-name="T3">$(dir output) + 0”</text:span><text:span text:style-name="T6">.</text:span></text:p>
      <text:p text:style-name="P9"><text:span text:style-name="T7"># </text:span><text:span text:style-name="T6">Also, “</text:span><text:span text:style-name="T3">0</text:span><text:span text:style-name="T6">”</text:span> is not a return code but is an output so <text:span text:style-name="T2">$LASTEXITCODE</text:span> or <text:span text:style-name="T2">$?</text:span> may fail.</text:p>
      <text:p text:style-name="P16"/>
      <text:h text:style-name="P14" text:outline-level="4">PowerShell – <text:span text:style-name="T9">Not all CMDlets Are Available</text:span></text:h>
      <text:p text:style-name="P16">Remember the fact that AutomataCI prohibits Power<text:span text:style-name="T9">S</text:span>hell installation in UNIX OS earlier? <text:span text:style-name="T3">This is also because not all cmdlets are available if you do so</text:span>. Journeying into this path makes creating a cross-platform Power<text:span text:style-name="T9">S</text:span>hell script notoriously complicated and inconsistent via guessing and gambling with fate nature.</text:p>
      <text:p text:style-name="P16"/>
      <text:h text:style-name="Heading_20_4" text:outline-level="4">Live with It</text:h>
      <text:p text:style-name="P16">It’s cute to find out Power<text:span text:style-name="T9">S</text:span>hell aspiring to outgrow itself to become a (comparable?) full-fetch programming language but the lack of architecture planning quite a bizarre left alone behaving inconsistently. Regardless, through many failed attempts, AutomataCI discovered a way to do it successfully as long as the scripts developers adhere to certain rules set by AutomataCI dealing with these arcane but powerful technolog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Italic" style:font-family-generic="roman" style:font-pitch="variable"/>
    <style:font-face style:name="Noto Serif CJK SC Light1" svg:font-family="'Noto Serif CJK SC Light'" style:font-adornments="Regular" style:font-family-generic="roman" style:font-pitch="variable"/>
    <style:font-face style:name="Noto Serif1" svg:font-family="'Noto Serif'" style:font-adornments="Italic" style:font-family-generic="roman" style:font-pitch="variable"/>
    <style:font-face style:name="Noto Serif2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2" fo:font-family="'Noto Serif'" style:font-style-name="Regular" style:font-family-generic="roman" style:font-pitch="variable" style:font-name-asian="Noto Serif CJK SC Light1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2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erif1" fo:font-family="'Noto Serif'" style:font-style-name="Italic" style:font-family-generic="roman" style:font-pitch="variable" fo:font-size="13pt" fo:font-style="normal" style:font-name-asian="Noto Serif CJK SC Light" style:font-family-asian="'Noto Serif CJK SC Light'" style:font-style-name-asian="Italic" style:font-family-generic-asian="roman" style:font-pitch-asian="variable" style:font-size-asian="13pt" style:font-style-asian="normal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16H17M7S</meta:editing-duration>
    <meta:editing-cycles>2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10:35:55.702337827</dc:date>
    <dc:creator>Kean Ho Chew</dc:creator>
    <meta:document-statistic meta:table-count="0" meta:image-count="0" meta:object-count="0" meta:page-count="3" meta:paragraph-count="48" meta:word-count="471" meta:character-count="2935" meta:non-whitespace-character-count="2495"/>
    <meta:template xlink:type="simple" xlink:actuate="onRequest" xlink:title="Official Book" xlink:href="../../templates/Book.ott" meta:date="2023-11-17T20:33:17.245827505"/>
  </office:meta>
</office:document-meta>
</file>